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solid" style:font-name="Times New Roman" style:text-underline-style="none"/>
    </style:style>
    <style:style style:name="T6" style:family="text">
      <style:text-properties style:text-line-through-style="none" style:text-underline-style="none"/>
    </style:style>
    <style:style style:name="T7" style:family="text">
      <style:text-properties style:text-line-through-style="none" style:text-underline-style="solid" style:text-underline-width="auto" style:text-underline-color="font-color"/>
    </style:style>
    <style:style style:name="T8" style:family="text">
      <style:text-properties style:text-line-through-style="none" style:font-name="Times New Roman1" style:text-underline-style="none"/>
    </style:style>
    <style:style style:name="T9" style:family="text">
      <style:text-properties style:text-line-through-style="none" style:font-name="Times New Roman" style:text-underline-style="none"/>
    </style:style>
    <style:style style:name="T10" style:family="text">
      <style:text-properties style:text-line-through-style="none" style:font-name="Times New Roman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1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Messiah--Judaism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1</text:p>
      <text:p text:style-name="P5">Number of Sheets<text:tab/><text:tab/><text:tab/><text:tab/>4</text:p>
      <text:p text:style-name="P5">Fragment<text:tab/>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A discourse on the mission of/</text:p>
      <text:p text:style-name="P2">The Messiah/</text:p>
      <text:p text:style-name="P2"/>
      <text:p text:style-name="P3">[Page 1]</text:p>
      <text:p text:style-name="P3"><text:tab/>Brethren! <text:s/>The wish I expressed not long since at/ the conclusion of one of my discourses, has prompted/ several of my hearers to submit to my judgment/ questions of grave importance. <text:s/>Each of them has/ an equal claim on my serious meditation, but motives/ that need not be explained, impel me to give pre-/-cedence to one latterly offered. <text:s/>You may perhaps/ be startled at hearing that a member of the Jewish/ household, should have asked "whether we believe in/ a personal redeemer," since we continually pray for/ his advent, but if you will bear in mind in relation/ with the subject, the dogma of a redemption from/ eternal perdition, through the agency of a man-god,/ preached by the apostles of another creed; you will/ agree with me that the query apparently para-/-doxical when emanating from a child of our faith,/ is nevertheless pertinent, and well deserving of our/ consideration. <text:s/>It does not imply, if I argue/ correctly, a doubt as to the fulfilment[sic!] of the glorious/ predictions concerning Israel, but a desire to learn whe-/-ther the messenger of happy tidings to the outcasts of/ Judea will be, by reason of the appellation it bears,/</text:p>
      <text:p text:style-name="P3"/>
      <text:p text:style-name="P3">[Page 2]</text:p>
      <text:p text:style-name="P3">identical in anywise with him whom the opponents of/ Judaism style their redeemer. <text:s/>Let me then, my friends/ in order to dispel any error which may have been con-/-ceived on this score, emphatically <text:soft-page-break/>assert that both/ in temporal as in spiritual concerns, Israel recognizes one/ sole Redeemer, the Most High God Creator of the hea-/-ven and the earth. <text:s/>To cite authorities in corroboration/ of this truth would be supererogatory, for it stands proved/ beyond refutation, by the words of every prophet who/ wrote for our instruction [Hebrew]/ "Thou O Lord art our Father, Thy name is Our <text:span text:style-name="T2">Redeemer</text:span><text:span text:style-name="T3">/ from everlasting," exclaims Isaiah, when petitioning/ for the restoration of our nationality; and by the/ mouth of the inspired Hoshea, the Eternal said [Hebrew]/ [Hebrew] "</text:span><text:span text:style-name="T2">I</text:span><text:span text:style-name="T3"> will deliver them form the power/ of destruction, </text:span><text:span text:style-name="T2">I</text:span><text:span text:style-name="T3"> will </text:span><text:span text:style-name="T2">redeem</text:span><text:span text:style-name="T3"> them from death." <text:s/>Let/ therefore no shadow of doubt ever be harbored in a/ Jewish mind, as to the true author of human salva-/-tion. <text:s/>Let the oft repeated lesson of our seers be ever remem-/-bered [Hebrew] "There is no Saviour but me."/ <text:s/></text:span></text:p>
      <text:p text:style-name="P3"><text:span text:style-name="T3">Yet, to renounce the expectation of a Messiah, because/ we are taught to rely solely upon God for our redemp-/-tion, would be a denial of what we consider a/</text:span></text:p>
      <text:p text:style-name="P3"><text:span text:style-name="T3"/></text:p>
      <text:p text:style-name="P3"><text:span text:style-name="T3">[Page 3]</text:span></text:p>
      <text:p text:style-name="P3"><text:span text:style-name="T3">Divine declaration. <text:s/>Yes, we must believe that as/ Providence raised a Moses to lead us forth to freedom/ and that as He infused into Zerubabel and his right-/-eous colleagues devotion for the cause of their brethren,/ enthralled in the land of the stranger, so will He, when/ our mission is fulfilled by our dispersion endow a </text:span><text:span text:style-name="T2">mortal</text:span><text:span text:style-name="T3"> with the/ mental, moral and spiritual qualifications, whereby/ he will be enabled to unfurl the banner, around/ which will rally all the outcasts of Israel from/ the four corners of the earth. <text:s/>Him did the son/ of Amoz foresee, and call "</text:span><text:span text:style-name="T2">a</text:span><text:span text:style-name="T3"> a redeemer that shall/ come to Zion" [Hebrew] "and to those who turn/ from their transgression in Jacob." <text:s/>Him did Ezekiel/ behold with a celestial eye, when he predicted the/ acumen of the house of Joseph with that of Judah,/ under one shepherd </text:span><text:span text:style-name="T4">and one shepherd</text:span><text:span text:style-name="T6"> and one king./ <text:s/>"[Hebrew]" <text:s/>But neither the/ former nor the latter prophets ascribed to the foreshadowed/ personage the attributes which have been assigned/ by his followers to the character of the man of/ Nazareth. <text:s/>To construe the term [Hebrew]/ "Redeemer" into that signification, would betray/</text:span></text:p>
      <text:p text:style-name="P3"><text:span text:style-name="T6"/></text:p>
      <text:p text:style-name="P3"><text:span text:style-name="T6">[Page 4]</text:span></text:p>
      <text:p text:style-name="P3"><text:span text:style-name="T6">a total ignorance of the sacred language, for, who/ does not know that although when applied to God,/ it frequently means, the Deliverer of our souls, as [Hebrew]/ [Hebrew] "He redeemeth thy life form destruction," never-/theless it has been variously employed in Holy Writ, so/ that under its title sometimes is he represented, on/ whom devolved the duty of rescuing his relative from/ </text:span><text:span text:style-name="T4">penury</text:span><text:span text:style-name="T6"> distress, for instance [Hebrew]/ "And his </text:span><text:span text:style-name="T7">redeemer</text:span><text:span text:style-name="T6"> nigh unto him, shall come, and redeem/ what [?] his brother hath sold"; at others he that in/ the days of yore deemed it a point of honour to avenge/ the death of a kinssman[sic!], as [Hebrew]/ "And the assembly shall judge between the slayer,/ and between the revenger[sic!] (properly the </text:span><text:span text:style-name="T7">redeemer</text:span><text:span text:style-name="T6">) of blood,/ but who, I say, that is at all conversant with the Hebrew,/ has not learnt[sic!] that the sense which that word mostly/ conveys, is a, liberator from oppression, so that of/ Solomon it is written, [Hebrew] "He will/ deliver their life from vexation and violence, and their/ blood will be precious in his eyes", and of the Almighty/ Protector of Israel, we read [Hebrew] "He/ redeemeth him form the hand of </text:span><text:span text:style-name="T4">him</text:span><text:span text:style-name="T6"> one that is stronger/ than he? <text:s/>Besides, in the chapter, where/</text:span></text:p>
      <text:p text:style-name="P3"><text:span text:style-name="T6"/></text:p>
      <text:p text:style-name="P3"><text:span text:style-name="T6">[Page 5]</text:span></text:p>
      <text:p text:style-name="P3"><text:span text:style-name="T6">the sentence I have quoted occurs, the inspired man/ depicts the effect of sin, only with respect to our resto-/-ration. <text:s/>He points out the causes of its delay, acknow-/-ledges the justice of the punishment, and concludes with/ the consolatory promise of our final return to the/ pristine glory, not through our inherent merits, but/ by the mercy of God, who will "put on charity as/ a breastplate, and as a helmet of salvation upon his/ head" [Hebrew]. <text:s/>It is therefore,/ my dear Brethren! palpably demonstrated, that the/ predicted redeemer, will not supersede, so to speak, the/ Omnipotent Creator, by assuming His Divine attributes/ in blotting out human trespasses, but will be only/ invested with the power of consolidating </text:span><text:soft-page-break/><text:span text:style-name="T6">the disjoint/ members of Israel into one compact body. <text:s/>This idea/ theologically correct, is further developped[sic!] by the/ writings of Ezekiel, for, he says [Hebrew]/ "And David my servant shall be a prince over them for/ ever" purposing to signify, not that the monarch long/ deceased will rise form his grave, to weild[sic!] the scepter anew/ but that what his genius and religious zeal achieved, will/ be likewise accomplished by one of his own lineage, for,/ tradition asserts that the Messiah will infallibly prove his descent/</text:span></text:p>
      <text:p text:style-name="P3"><text:span text:style-name="T6"/></text:p>
      <text:p text:style-name="P3"><text:span text:style-name="T6">[Page 6]</text:span></text:p>
      <text:p text:style-name="P3"><text:span text:style-name="T6">from the progeny of Jesse. <text:s/>This assertion, will in our/ present condition, seem untenable, but when we/ reflect that not only sundry of our ancient Sages,/ but even an author of celebrity who lived later than five/ centuries ago, could exhibit his pedigree, as a branch/ of the Davidian stock, we will accept with favour/ what our Teachers have handed down to us upon/ this subject. <text:s/>Now, the facts hitherto ad-/-vanced, ought to convince all my hearers that/ to ascribe to the man whom God will appoint as the/ future leader of his people a supernatural mission, is/ unwarrantable and contradictory of the holy scriptures./ <text:s/>But in order to substantiate my statement also by/ Rabbinical authority, I will transcribe what Maimo-/-nides wrote towards the end of his treatise on Kings./ <text:s/>"Imagine not--says the justly renowned philosopher--that the King Messiah will be de-/-manded to perform extraordinary deeds &amp; wonders,/ or change the aspect of the world by calling the/ dead to life, or by similar prodigies, for, it is/ not so: witness </text:span><text:span text:style-name="T4">it</text:span><text:span text:style-name="T6"> the conduct of Rabbi Akibah/ who was a very eminent Sage of the Mishnah,/</text:span></text:p>
      <text:p text:style-name="P3"><text:span text:style-name="T6"/></text:p>
      <text:p text:style-name="P3"><text:span text:style-name="T6">[Page 7]</text:span></text:p>
      <text:p text:style-name="P3"><text:span text:style-name="T6">and yet he became a staunch adherent of Bar Cochab</text:span><text:span text:style-name="T8">à</text:span><text:span text:style-name="T9">,/ because he regarded him as the true Messiah, though/ the Rabbis required of him neither a sign nor a mi-/-racle. <text:s/>But the whole truth is the following; that/ our law is unalterable in all its parts, nothing must/ be added to nor taken away from it; so that if a/ descendant of David, thoroughly versed therein and of pious/ habits, respecting both the written precepts and their/ oral exposition, were successful in enforcing the execution/ of the same upon Israel, and in securing their national/ tranquillity[sic!] by his victories, we </text:span><text:span text:style-name="T5">n be may</text:span><text:span text:style-name="T9"> would be justified/ in supposing him to be the Messiah. <text:s/>However, what/ will unquestionably prove</text:span><text:span text:style-name="T5">d</text:span><text:span text:style-name="T9"> him so </text:span><text:span text:style-name="T5">it</text:span><text:span text:style-name="T9">, is his ability to/ reconstruct the Temple, to restore Israel into their land,/ and bring thereby the world at large to the knowledge/ of the Unity of God, as it is predicted "For then/ will I turn to the peoples a pure language, that they/ may all call upon the name of the Lord, to serve Him/ with one consent [Hebrew]/ Such will, my dear Brethren, be the commission en-/trusted to the redeemer that is to come to Zion./ <text:s/>His nature will not partake of the divine, more/ than that which is intellectually vouchsafed to mortals/</text:span></text:p>
      <text:p text:style-name="P3"><text:span text:style-name="T9"/></text:p>
      <text:p text:style-name="P3"><text:span text:style-name="T9">[Page 8]</text:span></text:p>
      <text:p text:style-name="P3"><text:span text:style-name="T9">by the only source of wisdom; his rule will be/ temporal, his dominion in the country of his forefathers./ <text:s/>He will be what his name precisely denotes [Hebrew] Messiah,/ that is, the one, annointed[sic!] with the oil, which erst consecrated/ alike the regal as the sacerdotal office. <text:s/>By/ that epithet were recognized all the Hebrew monarchs,/ in it gloried the royal shepherd, and by special/ grace it likewise adorned the name of that mighty/ Ruler of Persia, who arose a benefactor and liberator/ of the Babylonian exiles [Hebrew] "Thus sayeth/ the Lord to his Messiah Cyrus" intimating by it/ that the earthly grandeur he was to attain, would/ be the reward due to his magnanimous demeanour/ towards the residue of Judah. <text:s/>But not once,--even/ by the confession of gentile scholars,--has that term been/ employed in Holy Writ to testify an ethereal and/ yet terrestrial being, sent or spontaneously come to offer himself a vicarious sacrifice./ <text:s/>Therefore it came to pass m b that the rack and the stake,/ the caldron of the inquisition and the auto da f</text:span><text:span text:style-name="T8">é</text:span><text:span text:style-name="T9">s could/ never force out of the lips of the Jewish outcast an avowal,/ which would have changed his life of unheard of suffering/ into an honored existence./</text:span></text:p>
      <text:p text:style-name="P3"><text:span text:style-name="T9"/></text:p>
      <text:p text:style-name="P3"><text:soft-page-break/><text:span text:style-name="T9">[Page 9]</text:span></text:p>
      <text:p text:style-name="P3"><text:span text:style-name="T9"><text:tab/>The volumes unfolded before his eyes taught him that/ "to the Lord </text:span><text:span text:style-name="T10">our</text:span><text:span text:style-name="T9"> God belong mercy and forgiveness" [Hebrew]/ [Hebrew]. <text:s/>From the redeemer whose advent he/ prayed for, he did not expect the remission of his ini-/-quities--which heartfelt repentance alone can expiate--,/ but freedom from oppression, and a high position among/ the family of nations, as when Judah and Israel dwelt/ peacefully together in the land of the patriarchs. <text:s/>The/ world mistook that unwavering firmness for in-/-flexible obstinacy, and poured on its possessor the/ vial of contempt, but he bore it--and what has he/ not borne!!--as a heavenly dispensation, still looking/ intently forward to the time when "the redeemed of the/ Lord shall return, and come with singing unto Zion,/ while everlasting joy shall crown their heads" [Hebrew]/ [Hebrew]. <text:s/>My beloved Brethren!/ <text:s/>For the consummation of that happy event we also/ daily pour forth our supplications. <text:s/>We have not,/ thank God, joined the new Hebrew band, who laugh/ to scorn the idea of cherishing a hope so long deferred./ <text:s/>We believe that even if it tarries in its fulfilment[sic!], we must /await for </text:span><text:span text:style-name="T5">him</text:span><text:span text:style-name="T9"> it [Hebrew], because the mouth of/ the Lord hath spoken. <text:s/>[Hebrew]--/</text:span></text:p>
      <text:p text:style-name="P3"><text:span text:style-name="T9"/></text:p>
      <text:p text:style-name="P3"><text:span text:style-name="T9">[Page 10]</text:span></text:p>
      <text:p text:style-name="P3"><text:span text:style-name="T9">But while holding fast on the divine declaration, it/ would be a fruitless and unreasonable </text:span><text:span text:style-name="T5">end</text:span><text:span text:style-name="T9"> endeavour/ to speculate about the means by which Providence/ will work out his design. <text:s/>It may be by the light/ He will </text:span><text:span text:style-name="T5">cast</text:span><text:span text:style-name="T9"> shed upon the gentiles. <text:s/>It may be by/ the arts of peace and human conditions, it may perad-/-venture be by wars and fierce struggles, but </text:span><text:span text:style-name="T10">that</text:span><text:span text:style-name="T9">/ should not engross our thoughts. <text:s/>Let our mind be/ rather occupied in improving ourselves and the intelligent/ creatures among whom our lot has been cast. <text:s/>Surely,/ my friends! what was to Daniel closed up and sealed/ [Hebrew] can never be revealed to us. <text:s/>The/ Rabbins themselves greatly deprecated the attempt, </text:span><text:span text:style-name="T5">l</text:span><text:span text:style-name="T9">/ </text:span><text:span text:style-name="T5">when they said</text:span><text:span text:style-name="T9"> by remarking that [Hebrew] "The mind of those what/ determine when the captivity is to end, will be harrassed[sic!]."/ <text:s/>Let us then trust with child-like faith to the Director/ of sublunary occurrences; and when disdainfully regarded/ by fallible men, comfort ourselves with the words which/ the unerring God inspired his chosen servant to/ utter in his name [Hebrew]/ [Hebrew]/ [Hebrew]/</text:span></text:p>
      <text:p text:style-name="P3"><text:span text:style-name="T9"/></text:p>
      <text:p text:style-name="P3"><text:span text:style-name="T9">[Page 11]</text:span></text:p>
      <text:p text:style-name="P3"><text:span text:style-name="T9">--[Hebrew]/ "As the rain cometh down, and the snow from heaven, and/ returneth not thither, but watereth the earth, and/ maketh it </text:span><text:span text:style-name="T5">f</text:span><text:span text:style-name="T9"> bring forth and bud, that it may give/ seed to the sower, and bread to the eater; so shall be my/ word that goeth forth out of my mouth: it shall/ not return unto me void, but it shall accomplish/ that which I please, and it shall prosper him for/ whom I have sent it". <text:s/>So may it be, Amen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6T11:49:14.65</meta:creation-date>
    <meta:document-statistic meta:table-count="0" meta:image-count="0" meta:object-count="0" meta:page-count="5" meta:paragraph-count="86" meta:word-count="2265" meta:character-count="13705"/>
    <dc:date>2013-02-06T13:49:57.89</dc:date>
    <meta:editing-duration>PT12M11S</meta:editing-duration>
    <meta:editing-cycles>1</meta:editing-cycles>
    <meta:generator>OpenOffice.org/3.4.1$Win32 OpenOffice.org_project/341m1$Build-9593</meta:generator>
  </office:meta>
</office:document-meta>
</file>